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Rspace indexer <text:s/>test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 text:style-name="P1">Olymp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Adams</meta:initial-creator>
    <meta:creation-date>2016-08-24T10:52:23</meta:creation-date>
    <meta:editing-duration>PT1M13S</meta:editing-duration>
    <meta:editing-cycles>2</meta:editing-cycles>
    <dc:date>2016-08-24T10:53:28</dc:date>
    <dc:creator>Richard Adams</dc:creator>
    <meta:document-statistic meta:object-count="36"/>
    <meta:generator>OpenOffice/4.1.2$Unix OpenOffice.org_project/412m3$Build-9782</meta:generator>
  </office:meta>
</office:document-meta>
</file>